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pAndHeaderData-2022-10-27" table:style-name="ta1">
        <table:shapes>
          <draw:frame draw:z-index="0" draw:style-name="gr1" draw:text-style-name="P1" svg:width="34.1913in" svg:height="6.0583in" svg:x="11.4736in" svg:y="0.4102in">
            <draw:object draw:notify-on-update-of-ranges="'cppAndHeaderData-2022-10-27'.A2:'cppAndHeaderData-2022-10-27'.A129 'cppAndHeaderData-2022-10-27'.B1:'cppAndHeaderData-2022-10-27'.B1 'cppAndHeaderData-2022-10-27'.B2:'cppAndHeaderData-2022-10-27'.B1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totalLines</text:p>
          </table:table-cell>
          <table:table-cell office:value-type="string" calcext:value-type="string">
            <text:p>wordCount</text:p>
          </table:table-cell>
          <table:table-cell office:value-type="string" calcext:value-type="string">
            <text:p>totalByteCount</text:p>
          </table:table-cell>
          <table:table-cell office:value-type="string" calcext:value-type="string">
            <text:p>maxLineWidth</text:p>
          </table:table-cell>
        </table:table-row>
        <table:table-row table:style-name="ro1">
          <table:table-cell office:value-type="string" calcext:value-type="string">
            <text:p>/home/home/Desktop/programming/c++/dataStructures/graph/kruskalAlgorithm/main.cpp</text:p>
          </table:table-cell>
          <table:table-cell office:value-type="float" office:value="484" calcext:value-type="float">
            <text:p>484</text:p>
          </table:table-cell>
          <table:table-cell office:value-type="float" office:value="739" calcext:value-type="float">
            <text:p>739</text:p>
          </table:table-cell>
          <table:table-cell office:value-type="float" office:value="8839" calcext:value-type="float">
            <text:p>88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/home/home/Desktop/programming/c++/dataStructures/tree/DFS/main.cpp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office:value-type="float" office:value="7143" calcext:value-type="float">
            <text:p>7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dijkstra.cpp</text:p>
          </table:table-cell>
          <table:table-cell office:value-type="float" office:value="433" calcext:value-type="float">
            <text:p>433</text:p>
          </table:table-cell>
          <table:table-cell office:value-type="float" office:value="1516" calcext:value-type="float">
            <text:p>1516</text:p>
          </table:table-cell>
          <table:table-cell office:value-type="float" office:value="11178" calcext:value-type="float">
            <text:p>1117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/home/home/Desktop/programming/c++/dataStructures/tree/BFS/main.cpp</text:p>
          </table:table-cell>
          <table:table-cell office:value-type="float" office:value="392" calcext:value-type="float">
            <text:p>392</text:p>
          </table:table-cell>
          <table:table-cell office:value-type="float" office:value="440" calcext:value-type="float">
            <text:p>440</text:p>
          </table:table-cell>
          <table:table-cell office:value-type="float" office:value="5698" calcext:value-type="float">
            <text:p>56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1.cpp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4608" calcext:value-type="float">
            <text:p>46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dataStructures/graph/primAlgorithm/main.cpp</text:p>
          </table:table-cell>
          <table:table-cell office:value-type="float" office:value="346" calcext:value-type="float">
            <text:p>346</text:p>
          </table:table-cell>
          <table:table-cell office:value-type="float" office:value="527" calcext:value-type="float">
            <text:p>527</text:p>
          </table:table-cell>
          <table:table-cell office:value-type="float" office:value="7763" calcext:value-type="float">
            <text:p>776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/home/home/Desktop/programming/c++/dataStructures/tree/tree.cpp</text:p>
          </table:table-cell>
          <table:table-cell office:value-type="float" office:value="328" calcext:value-type="float">
            <text:p>328</text:p>
          </table:table-cell>
          <table:table-cell office:value-type="float" office:value="394" calcext:value-type="float">
            <text:p>394</text:p>
          </table:table-cell>
          <table:table-cell office:value-type="float" office:value="4881" calcext:value-type="float">
            <text:p>48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LinkedList/LinkedList.cpp</text:p>
          </table:table-cell>
          <table:table-cell office:value-type="float" office:value="278" calcext:value-type="float">
            <text:p>278</text:p>
          </table:table-cell>
          <table:table-cell office:value-type="float" office:value="623" calcext:value-type="float">
            <text:p>623</text:p>
          </table:table-cell>
          <table:table-cell office:value-type="float" office:value="6002" calcext:value-type="float">
            <text:p>600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activity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5634" calcext:value-type="float">
            <text:p>56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lasVegas/main.cpp</text:p>
          </table:table-cell>
          <table:table-cell office:value-type="float" office:value="269" calcext:value-type="float">
            <text:p>269</text:p>
          </table:table-cell>
          <table:table-cell office:value-type="float" office:value="528" calcext:value-type="float">
            <text:p>528</text:p>
          </table:table-cell>
          <table:table-cell office:value-type="float" office:value="6910" calcext:value-type="float">
            <text:p>6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.cpp</text:p>
          </table:table-cell>
          <table:table-cell office:value-type="float" office:value="252" calcext:value-type="float">
            <text:p>252</text:p>
          </table:table-cell>
          <table:table-cell office:value-type="float" office:value="557" calcext:value-type="float">
            <text:p>557</text:p>
          </table:table-cell>
          <table:table-cell office:value-type="float" office:value="5400" calcext:value-type="float">
            <text:p>5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Path/main.cpp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office:value-type="float" office:value="5008" calcext:value-type="float">
            <text:p>50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.cpp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509" calcext:value-type="float">
            <text:p>250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FibonacciSearcher/fibonacci_search_sorted_array.cpp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2780" calcext:value-type="float">
            <text:p>2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/home/home/Desktop/programming/c++/dataStructures/graph/cycle/main.cpp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72" calcext:value-type="float">
            <text:p>22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/home/home/Desktop/programming/c++/dataStructures/tree/simpleTree/main.cpp</text:p>
          </table:table-cell>
          <table:table-cell office:value-type="float" office:value="173" calcext:value-type="float">
            <text:p>173</text:p>
          </table:table-cell>
          <table:table-cell office:value-type="float" office:value="223" calcext:value-type="float">
            <text:p>223</text:p>
          </table:table-cell>
          <table:table-cell office:value-type="float" office:value="2065" calcext:value-type="float">
            <text:p>20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1.cpp</text:p>
          </table:table-cell>
          <table:table-cell office:value-type="float" office:value="167" calcext:value-type="float">
            <text:p>167</text:p>
          </table:table-cell>
          <table:table-cell office:value-type="float" office:value="371" calcext:value-type="float">
            <text:p>371</text:p>
          </table:table-cell>
          <table:table-cell office:value-type="float" office:value="1773" calcext:value-type="float">
            <text:p>17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dataStructures/graph/countConnectedElements/main.cp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  <table:table-cell office:value-type="float" office:value="2101" calcext:value-type="float">
            <text:p>2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SimpleProgramOpener/main.cpp</text:p>
          </table:table-cell>
          <table:table-cell office:value-type="float" office:value="163" calcext:value-type="float">
            <text:p>163</text:p>
          </table:table-cell>
          <table:table-cell office:value-type="float" office:value="296" calcext:value-type="float">
            <text:p>296</text:p>
          </table:table-cell>
          <table:table-cell office:value-type="float" office:value="2976" calcext:value-type="float">
            <text:p>29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sort_event_odd_row.cpp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408" calcext:value-type="float">
            <text:p>1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/home/home/Desktop/programming/c++/dataStructures/graph/hamiltonCycle/main.cpp</text:p>
          </table:table-cell>
          <table:table-cell office:value-type="float" office:value="146" calcext:value-type="float">
            <text:p>146</text:p>
          </table:table-cell>
          <table:table-cell office:value-type="float" office:value="268" calcext:value-type="float">
            <text:p>268</text:p>
          </table:table-cell>
          <table:table-cell office:value-type="float" office:value="2596" calcext:value-type="float">
            <text:p>25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Working.cpp</text:p>
          </table:table-cell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/home/home/Desktop/programming/c++/algorithms/recursion/main2.cpp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741" calcext:value-type="float">
            <text:p>7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home/home/Desktop/programming/c++/algorithms/backtrack/backTrack.cpp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561" calcext:value-type="float">
            <text:p>156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combine_two_sorted_arrays_in_one.cpp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351" calcext:value-type="float">
            <text:p>23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Coloring/main.cpp</text:p>
          </table:table-cell>
          <table:table-cell office:value-type="float" office:value="133" calcext:value-type="float">
            <text:p>133</text:p>
          </table:table-cell>
          <table:table-cell office:value-type="float" office:value="224" calcext:value-type="float">
            <text:p>224</text:p>
          </table:table-cell>
          <table:table-cell office:value-type="float" office:value="2687" calcext:value-type="float">
            <text:p>2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backtrack/eightQueen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68" calcext:value-type="float">
            <text:p>268</text:p>
          </table:table-cell>
          <table:table-cell office:value-type="float" office:value="2653" calcext:value-type="float">
            <text:p>265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algorithms/geneticAlgorithm/main.cpp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4102" calcext:value-type="float">
            <text:p>41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/home/home/Desktop/programming/c++/dataStructures/graph/myGraphTraversal.cpp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147" calcext:value-type="float">
            <text:p>11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Optimized.cpp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524" calcext:value-type="float">
            <text:p>15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/home/home/Desktop/programming/c++/dataStructures/graph/dijkstra/gymPath/generateTheGraphForGym.cpp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1348" calcext:value-type="float">
            <text:p>134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dataStructures/stack_simple.cpp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630" calcext:value-type="float">
            <text:p>16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Second/main.cpp</text:p>
          </table:table-cell>
          <table:table-cell office:value-type="float" office:value="107" calcext:value-type="float">
            <text:p>107</text:p>
          </table:table-cell>
          <table:table-cell office:value-type="float" office:value="235" calcext:value-type="float">
            <text:p>235</text:p>
          </table:table-cell>
          <table:table-cell office:value-type="float" office:value="3645" calcext:value-type="float">
            <text:p>36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/home/home/Desktop/programming/c++/dataStructures/stack.cpp</text:p>
          </table:table-cell>
          <table:table-cell office:value-type="float" office:value="105" calcext:value-type="float">
            <text:p>105</text:p>
          </table:table-cell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.cpp</text:p>
          </table:table-cell>
          <table:table-cell office:value-type="float" office:value="105" calcext:value-type="float">
            <text:p>105</text:p>
          </table:table-cell>
          <table:table-cell office:value-type="float" office:value="222" calcext:value-type="float">
            <text:p>222</text:p>
          </table:table-cell>
          <table:table-cell office:value-type="float" office:value="2154" calcext:value-type="float">
            <text:p>21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h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3098" calcext:value-type="float">
            <text:p>30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include/Graph.cpp</text:p>
          </table:table-cell>
          <table:table-cell office:value-type="float" office:value="104" calcext:value-type="float">
            <text:p>104</text:p>
          </table:table-cell>
          <table:table-cell office:value-type="float" office:value="172" calcext:value-type="float">
            <text:p>172</text:p>
          </table:table-cell>
          <table:table-cell office:value-type="float" office:value="2932" calcext:value-type="float">
            <text:p>29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dConnectionInGraph/main.cpp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875" calcext:value-type="float">
            <text:p>8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/home/home/Desktop/programming/c++/dataStructures/graph/dfs/graphDfs.cpp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2.cpp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78" calcext:value-type="float">
            <text:p>5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dataStructures/graph/shortestConnectionInEdge/main.cpp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61" calcext:value-type="float">
            <text:p>7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isArrayMonotonouseInreasing.cpp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geeksforgeeks/loops.cpp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5" calcext:value-type="float">
            <text:p>71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2.cp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13" calcext:value-type="float">
            <text:p>9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homework/onUnsortedToSorted.cpp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/home/home/Desktop/programming/c++/dataStructures/graph/weightedGraph/main.cpp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74" calcext:value-type="float">
            <text:p>4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1.cpp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27" calcext:value-type="float">
            <text:p>52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knapsack/main1.cpp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1835" calcext:value-type="float">
            <text:p>183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egymptianFraction/egyptianFractionFirst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544" calcext:value-type="float">
            <text:p>15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dataStructures/graph/eulerCycle/main.cpp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23" calcext:value-type="float">
            <text:p>1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include/MergeSorter.cpp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840" calcext:value-type="float">
            <text:p>18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.cpp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1532" calcext:value-type="float">
            <text:p>15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ibonaci.cpp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factorial.cpp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43" calcext:value-type="float">
            <text:p>1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include/CountSorter.cpp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2045" calcext:value-type="float">
            <text:p>20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w/sequentiallyEqualNumbers.cpp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hw1.cpp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missingStudentIds/main.cpp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2422" calcext:value-type="float">
            <text:p>24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Graph/src/Graph.h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include/HeapSorter.cpp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824" calcext:value-type="float">
            <text:p>18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include/CombSorter.cpp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490" calcext:value-type="float">
            <text:p>14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lexicograph/lexicographSort.cpp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59" calcext:value-type="float">
            <text:p>3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include/LinearSearcher.cpp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313" calcext:value-type="float">
            <text:p>13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HoleSorter/include/PigeonSorter.cpp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08" calcext:value-type="float">
            <text:p>1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/home/home/Desktop/programming/c++/algorithms/greedyAlgorithms/coins.cpp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57" calcext:value-type="float">
            <text:p>5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include/JumpSearcher.cpp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1126" calcext:value-type="float">
            <text:p>1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include/BinarySearcher.cpp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306" calcext:value-type="float">
            <text:p>13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src/MergeSorter.h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378" calcext:value-type="float">
            <text:p>137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gcd.cpp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include/QuickSorter.cpp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73" calcext:value-type="float">
            <text:p>97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algorithms/Printer.h</text:p>
          </table:table-cell>
          <table:table-cell office:value-type="float" office:value="42" calcext:value-type="float">
            <text:p>42</text:p>
          </table:table-cell>
          <table:table-cell office:value-type="float" office:value="117" calcext:value-type="float">
            <text:p>117</text:p>
          </table:table-cell>
          <table:table-cell office:value-type="float" office:value="1007" calcext:value-type="float">
            <text:p>10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monteKarlo/main.cpp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01" calcext:value-type="float">
            <text:p>80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/home/home/Desktop/programming/c++/dataStructures/Deque/include/Deque.cpp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include/ShakeSorter.cpp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077" calcext:value-type="float">
            <text:p>10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Checker.h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office:value-type="float" office:value="1117" calcext:value-type="float">
            <text:p>11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CountSorter/src/CountSorter.h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52" calcext:value-type="float">
            <text:p>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1.cpp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80" calcext:value-type="float">
            <text:p>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homework/ex2.cpp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96" calcext:value-type="float">
            <text:p>59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cpp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1280" calcext:value-type="float">
            <text:p>12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/home/home/Desktop/programming/c++/dataStructures/Stack/include/Stack.cpp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PigeonHoleSorter/src/PigeonSorter.h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towerOfHanoi.cpp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3" calcext:value-type="float">
            <text:p>4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main.cpp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1015" calcext:value-type="float">
            <text:p>1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include/ShellSorter.cpp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297" calcext:value-type="float">
            <text:p>129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/home/home/Desktop/programming/c++/geeksforgeeks/recursion.cpp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8" calcext:value-type="float">
            <text:p>4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pareTree.cpp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83" calcext:value-type="float">
            <text:p>68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include/SelectionSorter.cpp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233" calcext:value-type="float">
            <text:p>123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/home/home/Desktop/programming/c++/dataStructures/Queue/include/Queue.cpp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20" calcext:value-type="float">
            <text:p>6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/home/home/Desktop/programming/c++/algorithms/probabilisticAlgorithms/calculatePiUsingRadndomNumbers/main3.cpp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648" calcext:value-type="float">
            <text:p>6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cpp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2" calcext:value-type="float">
            <text:p>68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h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CombSorter/src/CombSorter.h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39" calcext:value-type="float">
            <text:p>73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Searcher.h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12" calcext:value-type="float">
            <text:p>6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src/InsertionSorter.h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54" calcext:value-type="float">
            <text:p>5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HeapSorter/src/HeapSorter.h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93" calcext:value-type="float">
            <text:p>5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include/BubbleSorter.cpp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85" calcext:value-type="float">
            <text:p>7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h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38" calcext:value-type="float">
            <text:p>53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dataStructures/Deque/src/Deque.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32" calcext:value-type="float">
            <text:p>4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84" calcext:value-type="float">
            <text:p>5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InsertionSorter/include/InsertionSorter.cpp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021" calcext:value-type="float">
            <text:p>10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MergeSorter/main.cpp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35" calcext:value-type="float">
            <text:p>5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QuickSorter/src/QuickSorter.h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8" calcext:value-type="float">
            <text:p>45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ArrayChecker.cpp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home/home/Desktop/programming/c++/algorithms/numbers/PrimeNumberChecker/PrimeNumberChecker.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44" calcext:value-type="float">
            <text:p>4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fastSort/ShellSorter/src/ShellSorter.h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dataStructures/Stack/src/Stack.h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numbers/PerfectNumberChecker/PerfectNumberChecker.h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BinarySearcher/src/BinarySearcher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src/ShakeSorter.h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42" calcext:value-type="float">
            <text:p>44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/home/home/Desktop/programming/c++/dataStructures/Queue/src/Queue.h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9" calcext:value-type="float">
            <text:p>36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JumpSearcher/src/JumpSearcher.h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42" calcext:value-type="float">
            <text:p>44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/home/home/Desktop/programming/c++/dataStructures/graph/bfs/graphBfsOptimized.cpp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7" calcext:value-type="float">
            <text:p>2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LinearSearcher/src/LinearSearcher.h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8" calcext:value-type="float">
            <text:p>47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/home/home/Desktop/programming/c++/exception/exception.cpp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BubbleSorter/src/BubbleSorter.h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electionSorter/src/SelectionSorter.h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ShakeSorter/main.cpp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/home/home/Desktop/programming/c++/algorithms/recursion/lect/reverseCharInput.cpp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home/home/Desktop/programming/c++/dataStructures/Queue/main.cpp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/home/home/Desktop/programming/c++/algorithms/numbers/NumberSwapper.h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/home/home/Desktop/programming/c++/algorithms/sortAlgorithms/NumberSorter.cpp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main.cpp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algorithms/numbers/NullptrChecker.h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1/main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/home/home/Desktop/programming/c++/dataStructures/graph/isEdgeInGraph/main1.cpp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/home/home/Desktop/programming/c++/dataStructures/graph/Vertex.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/home/home/Desktop/programming/c++/MakeFile/SimpleMakeFileTest2/student.cp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/home/home/Desktop/programming/c++/algorithms/searchAlgorithms/NumberFinder.c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2:.B129])" office:value-type="float" office:value="11134" calcext:value-type="float">
            <text:p>11,134</text:p>
          </table:table-cell>
          <table:table-cell table:formula="of:=SUM([.C2:.C129])" office:value-type="float" office:value="17399" calcext:value-type="float">
            <text:p>17399</text:p>
          </table:table-cell>
          <table:table-cell table:formula="of:=SUM([.D2:.D129])" office:value-type="float" office:value="202501" calcext:value-type="float">
            <text:p>202501</text:p>
          </table:table-cell>
          <table:table-cell table:formula="of:=SUM([.E2:.E129])" office:value-type="float" office:value="11757" calcext:value-type="float">
            <text:p>11757</text:p>
          </table:table-cell>
        </table:table-row>
      </table:table>
      <table:named-expressions/>
      <table:database-ranges>
        <table:database-range table:name="__Anonymous_Sheet_DB__0" table:target-range-address="'cppAndHeaderData-2022-10-27'.A1:'cppAndHeaderData-2022-10-27'.E12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8T21:41:19.900750576</dc:date>
    <meta:editing-duration>PT14M</meta:editing-duration>
    <meta:editing-cycles>3</meta:editing-cycles>
    <meta:generator>LibreOffice/7.3.6.2$Linux_X86_64 LibreOffice_project/30$Build-2</meta:generator>
    <meta:document-statistic meta:table-count="1" meta:cell-count="6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6.847cm" svg:height="15.389cm" xlink:href=".." xlink:type="simple" chart:class="chart:bar" chart:style-name="ch1">
        <chart:title svg:x="41.66cm" svg:y="0.443cm" chart:style-name="ch2">
          <text:p>Number Of Lines</text:p>
        </chart:title>
        <chart:legend chart:legend-position="end" svg:x="84.61cm" svg:y="7.395cm" style:legend-expansion="high" chart:style-name="ch3"/>
        <chart:plot-area chart:style-name="ch4" table:cell-range-address="'cppAndHeaderData-2022-10-27'.A1:'cppAndHeaderData-2022-10-27'.B129" chart:data-source-has-labels="both" svg:x="2.747cm" svg:y="1.529cm" svg:width="80.127cm" svg:height="12.572cm">
          <chart:coordinate-region svg:x="3.554cm" svg:y="1.728cm" svg:width="79.32cm" svg:height="12.174cm"/>
          <chart:axis chart:dimension="x" chart:name="primary-x" chart:style-name="ch5" chartooo:axis-type="auto">
            <chartooo:date-scale/>
            <chart:title svg:x="42.541cm" svg:y="14.408cm" chart:style-name="ch6">
              <text:p>file</text:p>
            </chart:title>
            <chart:categories table:cell-range-address="'cppAndHeaderData-2022-10-27'.A2:'cppAndHeaderData-2022-10-27'.A129"/>
          </chart:axis>
          <chart:axis chart:dimension="y" chart:name="primary-y" chart:style-name="ch7">
            <chart:title svg:x="0.451cm" svg:y="8.216cm" chart:style-name="ch8">
              <text:p>lines</text:p>
            </chart:title>
            <chart:grid chart:style-name="ch9" chart:class="major"/>
          </chart:axis>
          <chart:series chart:style-name="ch10" chart:values-cell-range-address="'cppAndHeaderData-2022-10-27'.B2:'cppAndHeaderData-2022-10-27'.B129" chart:label-cell-address="'cppAndHeaderData-2022-10-27'.B1:'cppAndHeaderData-2022-10-27'.B1" chart:class="chart:bar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Lines</text:p>
                <draw:g>
                  <svg:desc>'cppAndHeaderData-2022-10-27'.B1:'cppAndHeaderData-2022-10-2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home/home/Desktop/programming/c++/dataStructures/graph/kruskalAlgorithm/main.cpp</text:p>
                <draw:g>
                  <svg:desc>'cppAndHeaderData-2022-10-27'.A2:'cppAndHeaderData-2022-10-27'.A129</svg:desc>
                </draw:g>
              </table:table-cell>
              <table:table-cell office:value-type="float" office:value="484">
                <text:p>484</text:p>
                <draw:g>
                  <svg:desc>'cppAndHeaderData-2022-10-27'.B2:'cppAndHeaderData-2022-10-27'.B129</svg:desc>
                </draw:g>
              </table:table-cell>
            </table:table-row>
            <table:table-row>
              <table:table-cell office:value-type="string">
                <text:p>/home/home/Desktop/programming/c++/dataStructures/tree/DFS/main.cpp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/home/home/Desktop/programming/c++/dataStructures/graph/dijkstra/dijkstra.cpp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/home/home/Desktop/programming/c++/dataStructures/tree/BFS/main.cpp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/home/home/Desktop/programming/c++/dataStructures/tree/simpleTree/main1.cpp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/home/home/Desktop/programming/c++/dataStructures/graph/primAlgorithm/main.cpp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/home/home/Desktop/programming/c++/dataStructures/tree/tree.cpp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/home/home/Desktop/programming/c++/dataStructures/LinkedList/LinkedList.cpp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/home/home/Desktop/programming/c++/algorithms/greedyAlgorithms/activity/main.cpp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/home/home/Desktop/programming/c++/algorithms/probabilisticAlgorithms/lasVegas/main.cpp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/home/home/Desktop/programming/c++/algorithms/greedyAlgorithms/knapsack/main.cpp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/home/home/Desktop/programming/c++/dataStructures/graph/bfsPath/main.cpp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/home/home/Desktop/programming/c++/dataStructures/graph/isEdgeInGraph/main.cpp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/home/home/Desktop/programming/c++/algorithms/searchAlgorithms/FibonacciSearcher/fibonacci_search_sorted_array.cpp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/home/home/Desktop/programming/c++/dataStructures/graph/cycle/main.cpp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/home/home/Desktop/programming/c++/dataStructures/tree/simpleTree/main.cpp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/home/home/Desktop/programming/c++/algorithms/recursion/main1.cpp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/home/home/Desktop/programming/c++/dataStructures/graph/countConnectedElements/main.cpp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/home/home/Desktop/programming/c++/SimpleProgramOpener/main.cpp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/home/home/Desktop/programming/c++/algorithms/sortAlgorithms/homework/sort_event_odd_row.cpp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/home/home/Desktop/programming/c++/dataStructures/graph/hamiltonCycle/main.cpp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/home/home/Desktop/programming/c++/algorithms/backtrack/backTrackWorking.cpp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/home/home/Desktop/programming/c++/algorithms/recursion/main2.cpp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/home/home/Desktop/programming/c++/algorithms/backtrack/backTrack.cpp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/home/home/Desktop/programming/c++/algorithms/sortAlgorithms/homework/combine_two_sorted_arrays_in_one.cpp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/home/home/Desktop/programming/c++/dataStructures/graph/graphColoring/main.cpp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/home/home/Desktop/programming/c++/algorithms/backtrack/eightQueen/main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algorithms/geneticAlgorithm/main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dataStructures/graph/myGraphTraversal.cpp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/home/home/Desktop/programming/c++/dataStructures/graph/dfs/graphDfsOptimized.cpp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/home/home/Desktop/programming/c++/dataStructures/graph/dijkstra/gymPath/generateTheGraphForGym.cpp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/home/home/Desktop/programming/c++/dataStructures/stack_simple.cpp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/home/home/Desktop/programming/c++/algorithms/greedyAlgorithms/egymptianFraction/egyptianFractionSecond/main.cpp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/home/home/Desktop/programming/c++/dataStructures/stack.cpp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dataStructures/graph/bfs/graphBfs.cpp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algorithms/searchAlgorithms/NumberFinder.h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/home/home/Desktop/programming/c++/dataStructures/graph/Graph/include/Graph.cpp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/home/home/Desktop/programming/c++/dataStructures/graph/shortedConnectionInGraph/main.cpp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/home/home/Desktop/programming/c++/dataStructures/graph/dfs/graphDfs.cpp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2.cpp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/home/home/Desktop/programming/c++/dataStructures/graph/shortestConnectionInEdge/main.cpp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/home/home/Desktop/programming/c++/algorithms/sortAlgorithms/fastSort/hw/isArrayMonotonouseInreasing.cpp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/home/home/Desktop/programming/c++/geeksforgeeks/loops.cpp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/home/home/Desktop/programming/c++/algorithms/recursion/lect/hw2.cpp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/home/home/Desktop/programming/c++/algorithms/sortAlgorithms/homework/onUnsortedToSorted.cpp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/home/home/Desktop/programming/c++/dataStructures/graph/weightedGraph/main.cpp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1.cpp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/home/home/Desktop/programming/c++/algorithms/greedyAlgorithms/knapsack/main1.cpp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/home/home/Desktop/programming/c++/algorithms/greedyAlgorithms/egymptianFraction/egyptianFractionFirst/main.cpp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/home/home/Desktop/programming/c++/dataStructures/graph/eulerCycle/main.cpp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/home/home/Desktop/programming/c++/algorithms/sortAlgorithms/fastSort/MergeSorter/include/MergeSorter.cpp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.cpp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/home/home/Desktop/programming/c++/algorithms/recursion/lect/fibonaci.cpp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/home/home/Desktop/programming/c++/algorithms/recursion/lect/factorial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sortAlgorithms/fastSort/CountSorter/include/CountSorter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sortAlgorithms/fastSort/hw/sequentiallyEqualNumbers.cpp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/home/home/Desktop/programming/c++/algorithms/recursion/lect/hw1.cpp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/home/home/Desktop/programming/c++/missingStudentIds/main.cpp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/home/home/Desktop/programming/c++/dataStructures/graph/Graph/src/Graph.h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/home/home/Desktop/programming/c++/algorithms/sortAlgorithms/fastSort/HeapSorter/include/HeapSorter.cpp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/home/home/Desktop/programming/c++/algorithms/sortAlgorithms/CombSorter/include/CombSorter.cpp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/home/home/Desktop/programming/c++/algorithms/sortAlgorithms/fastSort/lexicograph/lexicographSort.cpp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/home/home/Desktop/programming/c++/algorithms/searchAlgorithms/LinearSearcher/include/LinearSearcher.cpp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/home/home/Desktop/programming/c++/algorithms/sortAlgorithms/fastSort/PigeonHoleSorter/include/PigeonSorter.cpp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/home/home/Desktop/programming/c++/algorithms/greedyAlgorithms/coins.cpp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/home/home/Desktop/programming/c++/algorithms/searchAlgorithms/JumpSearcher/include/JumpSearcher.cpp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/home/home/Desktop/programming/c++/algorithms/searchAlgorithms/BinarySearcher/include/BinarySearcher.cpp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/home/home/Desktop/programming/c++/algorithms/sortAlgorithms/fastSort/MergeSorter/src/MergeSorter.h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/home/home/Desktop/programming/c++/algorithms/recursion/lect/gcd.cpp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/home/home/Desktop/programming/c++/algorithms/sortAlgorithms/fastSort/QuickSorter/include/QuickSorter.cpp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/home/home/Desktop/programming/c++/algorithms/Printer.h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/home/home/Desktop/programming/c++/algorithms/probabilisticAlgorithms/monteKarlo/main.cpp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/home/home/Desktop/programming/c++/dataStructures/Deque/include/Deque.cpp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/home/home/Desktop/programming/c++/algorithms/sortAlgorithms/ShakeSorter/include/ShakeSorter.cpp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/home/home/Desktop/programming/c++/algorithms/numbers/NumberChecker.h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/home/home/Desktop/programming/c++/algorithms/sortAlgorithms/fastSort/CountSorter/src/CountSorter.h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/home/home/Desktop/programming/c++/algorithms/searchAlgorithms/homework/ex1.cpp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/home/home/Desktop/programming/c++/algorithms/searchAlgorithms/homework/ex2.cpp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/home/home/Desktop/programming/c++/algorithms/numbers/PerfectNumberChecker/PerfectNumberChecker.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dataStructures/Stack/include/Stack.cpp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algorithms/sortAlgorithms/fastSort/PigeonHoleSorter/src/PigeonSorter.h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/home/home/Desktop/programming/c++/algorithms/recursion/lect/towerOfHanoi.cpp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/home/home/Desktop/programming/c++/dataStructures/graph/bfs/main.cpp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/home/home/Desktop/programming/c++/algorithms/sortAlgorithms/fastSort/ShellSorter/include/ShellSorter.cpp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/home/home/Desktop/programming/c++/geeksforgeeks/recursion.cpp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/home/home/Desktop/programming/c++/algorithms/sortAlgorithms/compareTree.cpp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/home/home/Desktop/programming/c++/algorithms/sortAlgorithms/SelectionSorter/include/SelectionSorter.cp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/home/home/Desktop/programming/c++/dataStructures/Queue/include/Queue.cpp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/home/home/Desktop/programming/c++/algorithms/probabilisticAlgorithms/calculatePiUsingRadndomNumbers/main3.cpp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/home/home/Desktop/programming/c++/algorithms/numbers/PrimeNumberChecker/PrimeNumberChecker.cpp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MakeFile/SimpleMakeFileTest2/student.h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algorithms/sortAlgorithms/CombSorter/src/CombSorter.h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/home/home/Desktop/programming/c++/algorithms/searchAlgorithms/NumberSearcher.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ortAlgorithms/InsertionSorter/src/InsertionSorter.h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/home/home/Desktop/programming/c++/algorithms/sortAlgorithms/fastSort/HeapSorter/src/HeapSorter.h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/home/home/Desktop/programming/c++/algorithms/sortAlgorithms/BubbleSorter/include/BubbleSorter.cpp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algorithms/sortAlgorithms/NumberSorter.h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dataStructures/Deque/src/Deque.h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/home/home/Desktop/programming/c++/algorithms/sortAlgorithms/main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sortAlgorithms/InsertionSorter/include/InsertionSorter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sortAlgorithms/fastSort/MergeSorter/main.cpp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sortAlgorithms/fastSort/QuickSorter/src/QuickSorter.h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/home/home/Desktop/programming/c++/algorithms/ArrayChecker.cp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numbers/PrimeNumberChecker/PrimeNumberChecker.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/home/home/Desktop/programming/c++/algorithms/sortAlgorithms/fastSort/ShellSorter/src/ShellSorter.h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/home/home/Desktop/programming/c++/dataStructures/Stack/src/Stack.h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/home/home/Desktop/programming/c++/algorithms/numbers/PerfectNumberChecker/PerfectNumberCheck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earchAlgorithms/BinarySearcher/src/BinarySearch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ortAlgorithms/ShakeSorter/src/ShakeSorter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dataStructures/Queue/src/Queue.h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/home/home/Desktop/programming/c++/algorithms/searchAlgorithms/JumpSearcher/src/JumpSearcher.h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/home/home/Desktop/programming/c++/dataStructures/graph/bfs/graphBfsOptimized.cpp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/home/home/Desktop/programming/c++/algorithms/searchAlgorithms/LinearSearcher/src/LinearSearcher.h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/home/home/Desktop/programming/c++/exception/exception.cpp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BubbleSorter/src/BubbleSorter.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SelectionSorter/src/SelectionSorter.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/home/home/Desktop/programming/c++/algorithms/sortAlgorithms/ShakeSorter/main.cpp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/home/home/Desktop/programming/c++/algorithms/recursion/lect/reverseCharInput.cpp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/home/home/Desktop/programming/c++/dataStructures/Queue/main.cpp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/home/home/Desktop/programming/c++/algorithms/numbers/NumberSwapper.h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/home/home/Desktop/programming/c++/algorithms/sortAlgorithms/NumberSorter.cp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/home/home/Desktop/programming/c++/MakeFile/SimpleMakeFileTest2/main.cpp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/home/home/Desktop/programming/c++/algorithms/numbers/NullptrChecker.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/home/home/Desktop/programming/c++/MakeFile/SimpleMakeFileTest1/main.cp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/home/home/Desktop/programming/c++/dataStructures/graph/isEdgeInGraph/main1.cp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/home/home/Desktop/programming/c++/dataStructures/graph/Vertex.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/home/home/Desktop/programming/c++/MakeFile/SimpleMakeFileTest2/student.cpp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/home/home/Desktop/programming/c++/algorithms/searchAlgorithms/NumberFinder.cp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